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row table:style-name="ro2">
          <table:table-cell table:style-name="ce1" office:value-type="string">
            <text:p>Exercise 1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1"/>
          <table:table-cell table:number-columns-repeated="2"/>
        </table:table-row>
        <table:table-row table:style-name="ro1">
          <table:table-cell table:style-name="ce3" office:value-type="string">
            <text:p>X</text:p>
          </table:table-cell>
          <table:table-cell table:style-name="ce5" office:value-type="string">
            <text:p>Q=1</text:p>
          </table:table-cell>
          <table:table-cell table:style-name="ce5" office:value-type="string">
            <text:p>Q=3</text:p>
          </table:table-cell>
          <table:table-cell table:style-name="ce5" office:value-type="string">
            <text:p>Q=5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">
            <text:p>6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">
            <text:p>6</text:p>
          </table:table-cell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">
            <text:p>6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">
            <text:p>5</text:p>
          </table:table-cell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">
            <text:p>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2">
          <table:table-cell table:style-name="ce1" office:value-type="string">
            <text:p>Exercise 2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Q=1</text:p>
          </table:table-cell>
          <table:table-cell office:value-type="string">
            <text:p>Q=3</text:p>
          </table:table-cell>
          <table:table-cell office:value-type="string">
            <text:p>Q=5</text:p>
          </table:table-cell>
          <table:table-cell table:style-name="Default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75">
            <text:p>0.75</text:p>
          </table:table-cell>
          <table:table-cell table:style-name="Default"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2">11/02/2010</text:date>, <text:time>11:1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1T20:08:05</meta:creation-date>
    <dc:date>2010-11-02T11:12:47</dc:date>
    <meta:editing-duration>PT00H38M10S</meta:editing-duration>
    <meta:editing-cycles>4</meta:editing-cycles>
    <meta:generator>OpenOffice.org/3.2$Linux OpenOffice.org_project/320m19$Build-9505</meta:generator>
    <meta:document-statistic meta:table-count="3" meta:cell-count="92" meta:object-count="0"/>
  </office:meta>
</office:document-meta>
</file>